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lso Negativo</text:p>
          </table:table-cell>
          <table:table-cell office:value-type="string" calcext:value-type="string">
            <text:p>Falso Positivo</text:p>
          </table:table-cell>
          <table:table-cell office:value-type="string" calcext:value-type="string">
            <text:p>M=N</text:p>
          </table:table-cell>
          <table:table-cell office:value-type="string" calcext:value-type="string">
            <text:p>M=100N</text:p>
          </table:table-cell>
          <table:table-cell office:value-type="string" calcext:value-type="string">
            <text:p>M=1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1-((1/2)^[.B2]))^[.A2]" office:value-type="float" office:value="0.999999940395355" calcext:value-type="float">
            <text:p>0,9999999404</text:p>
          </table:table-cell>
          <table:table-cell table:formula="of:=1-((1-((2/10)^[.B2]))^[.A2])" office:value-type="float" office:value="0" calcext:value-type="float">
            <text:p>0</text:p>
          </table:table-cell>
          <table:table-cell table:formula="of:=[.C2]+[.D2]" office:value-type="float" office:value="0.999999940395355" calcext:value-type="float">
            <text:p>0,9999999404</text:p>
          </table:table-cell>
          <table:table-cell table:formula="of:=[.C2]+(100*[.D2])" office:value-type="float" office:value="0.999999940395355" calcext:value-type="float">
            <text:p>0,9999999404</text:p>
          </table:table-cell>
          <table:table-cell table:formula="of:=[.C2]+(1000*[.D2])" office:value-type="float" office:value="0.999999940395355" calcext:value-type="float">
            <text:p>0,99999994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1-((1/2)^[.B3]))^[.A3]" office:value-type="float" office:value="0.999511778354645" calcext:value-type="float">
            <text:p>0,9995117784</text:p>
          </table:table-cell>
          <table:table-cell table:formula="of:=1-((1-((2/10)^[.B3]))^[.A3])" office:value-type="float" office:value="0.00000000819199996726638" calcext:value-type="float">
            <text:p>8,19199996726638E-009</text:p>
          </table:table-cell>
          <table:table-cell table:formula="of:=[.C3]+[.D3]" office:value-type="float" office:value="0.999511786546645" calcext:value-type="float">
            <text:p>0,9995117865</text:p>
          </table:table-cell>
          <table:table-cell table:formula="of:=[.C3]+(100*[.D3])" office:value-type="float" office:value="0.999512597554642" calcext:value-type="float">
            <text:p>0,9995125976</text:p>
          </table:table-cell>
          <table:table-cell table:formula="of:=[.C3]+(1000*[.D3])" office:value-type="float" office:value="0.999519970354612" calcext:value-type="float">
            <text:p>0,99951997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1-((1/2)^[.B4]))^[.A4]" office:value-type="float" office:value="0.988326966762543" calcext:value-type="float">
            <text:p>0,9883269668</text:p>
          </table:table-cell>
          <table:table-cell table:formula="of:=1-((1-((2/10)^[.B4]))^[.A4])" office:value-type="float" office:value="0.00000767998033912587" calcext:value-type="float">
            <text:p>0,00000768</text:p>
          </table:table-cell>
          <table:table-cell table:formula="of:=[.C4]+[.D4]" office:value-type="float" office:value="0.988334646742882" calcext:value-type="float">
            <text:p>0,9883346467</text:p>
          </table:table-cell>
          <table:table-cell table:formula="of:=[.C4]+(100*[.D4])" office:value-type="float" office:value="0.989094964796455" calcext:value-type="float">
            <text:p>0,9890949648</text:p>
          </table:table-cell>
          <table:table-cell table:formula="of:=[.C4]+(1000*[.D4])" office:value-type="float" office:value="0.996006947101669" calcext:value-type="float">
            <text:p>0,99600694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1-((1/2)^[.B5]))^[.A5]" office:value-type="float" office:value="0.938949644565582" calcext:value-type="float">
            <text:p>0,9389496446</text:p>
          </table:table-cell>
          <table:table-cell table:formula="of:=1-((1-((2/10)^[.B5]))^[.A5])" office:value-type="float" office:value="0.000255975425048405" calcext:value-type="float">
            <text:p>0,0002559754</text:p>
          </table:table-cell>
          <table:table-cell table:formula="of:=[.C5]+[.D5]" office:value-type="float" office:value="0.939205619990631" calcext:value-type="float">
            <text:p>0,93920562</text:p>
          </table:table-cell>
          <table:table-cell table:formula="of:=[.C5]+(100*[.D5])" office:value-type="float" office:value="0.964547187070423" calcext:value-type="float">
            <text:p>0,9645471871</text:p>
          </table:table-cell>
          <table:table-cell table:formula="of:=[.C5]+(1000*[.D5])" office:value-type="float" office:value="1.19492506961399" calcext:value-type="float">
            <text:p>1,194925069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1-((1/2)^[.B6]))^[.A6]" office:value-type="float" office:value="0.678934156894684" calcext:value-type="float">
            <text:p>0,6789341569</text:p>
          </table:table-cell>
          <table:table-cell table:formula="of:=1-((1-((2/10)^[.B6]))^[.A6])" office:value-type="float" office:value="0.00956168182175921" calcext:value-type="float">
            <text:p>0,0095616818</text:p>
          </table:table-cell>
          <table:table-cell table:formula="of:=[.C6]+[.D6]" office:value-type="float" office:value="0.688495838716443" calcext:value-type="float">
            <text:p>0,6884958387</text:p>
          </table:table-cell>
          <table:table-cell table:formula="of:=[.C6]+(100*[.D6])" office:value-type="float" office:value="1.6351023390706" calcext:value-type="float">
            <text:p>1,6351023391</text:p>
          </table:table-cell>
          <table:table-cell table:formula="of:=[.C6]+(1000*[.D6])" office:value-type="float" office:value="10.2406159786539" calcext:value-type="float">
            <text:p>10,24061597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1-((1/2)^[.B7]))^[.A7]" office:value-type="float" office:value="0.343608915805817" calcext:value-type="float">
            <text:p>0,3436089158</text:p>
          </table:table-cell>
          <table:table-cell table:formula="of:=1-((1-((2/10)^[.B7]))^[.A7])" office:value-type="float" office:value="0.0622363871076848" calcext:value-type="float">
            <text:p>0,0622363871</text:p>
          </table:table-cell>
          <table:table-cell table:formula="of:=[.C7]+[.D7]" office:value-type="float" office:value="0.405845302913501" calcext:value-type="float">
            <text:p>0,4058453029</text:p>
          </table:table-cell>
          <table:table-cell table:formula="of:=[.C7]+(100*[.D7])" office:value-type="float" office:value="6.56724762657429" calcext:value-type="float">
            <text:p>6,5672476266</text:p>
          </table:table-cell>
          <table:table-cell table:formula="of:=[.C7]+(1000*[.D7])" office:value-type="float" office:value="62.5799960234906" calcext:value-type="float">
            <text:p>62,57999602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1-((1/2)^[.B8]))^[.A8]" office:value-type="float" office:value="0.0316763520240784" calcext:value-type="float">
            <text:p>0,031676352</text:p>
          </table:table-cell>
          <table:table-cell table:formula="of:=1-((1-((2/10)^[.B8]))^[.A8])" office:value-type="float" office:value="0.387290242670233" calcext:value-type="float">
            <text:p>0,3872902427</text:p>
          </table:table-cell>
          <table:table-cell table:formula="of:=[.C8]+[.D8]" office:value-type="float" office:value="0.418966594694311" calcext:value-type="float">
            <text:p>0,4189665947</text:p>
          </table:table-cell>
          <table:table-cell table:formula="of:=[.C8]+(100*[.D8])" office:value-type="float" office:value="38.7607006190474" calcext:value-type="float">
            <text:p>38,760700619</text:p>
          </table:table-cell>
          <table:table-cell table:formula="of:=[.C8]+(1000*[.D8])" office:value-type="float" office:value="387.321919022257" calcext:value-type="float">
            <text:p>387,32191902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1-((1/2)^[.B9]))^[.A9]" office:value-type="float" office:value="0.0000000596046447753906" calcext:value-type="float">
            <text:p>5,96046447753906E-008</text:p>
          </table:table-cell>
          <table:table-cell table:formula="of:=1-((1-((2/10)^[.B9]))^[.A9])" office:value-type="float" office:value="0.99527763351713" calcext:value-type="float">
            <text:p>0,9952776335</text:p>
          </table:table-cell>
          <table:table-cell table:formula="of:=[.C9]+[.D9]" office:value-type="float" office:value="0.995277693121775" calcext:value-type="float">
            <text:p>0,9952776931</text:p>
          </table:table-cell>
          <table:table-cell table:formula="of:=[.C9]+(100*[.D9])" office:value-type="float" office:value="99.5277634113177" calcext:value-type="float">
            <text:p>99,5277634113</text:p>
          </table:table-cell>
          <table:table-cell table:formula="of:=[.C9]+(1000*[.D9])" office:value-type="float" office:value="995.277633576735" calcext:value-type="float">
            <text:p>995,27763357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7:51:15.743033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1:32:02.066818211</meta:creation-date>
    <dc:date>2015-04-24T20:14:54.196579190</dc:date>
    <meta:editing-duration>PT2H40M44S</meta:editing-duration>
    <meta:editing-cycles>1</meta:editing-cycles>
    <meta:generator>LibreOffice/4.2.7.2$Linux_X86_64 LibreOffice_project/420m0$Build-2</meta:generator>
    <meta:document-statistic meta:table-count="1" meta:cell-count="63" meta:object-count="0"/>
  </office:meta>
</office:document-meta>
</file>